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30.65pt"/>
    </style:style>
    <style:style style:name="co2" style:family="table-column">
      <style:table-column-properties fo:break-before="auto" style:column-width="63.75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65.99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#ffdbb6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fo:background-color="#77bc65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fo:background-color="#ff5429"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020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Timelister alpha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tvikling av API-wrapper (11.sep – 14.sep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arbeid planlegging, sette opp git repo, arb.fordeling osv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kusjon/samarbeid/etc (gruppemøter)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psett av recyclerview og adapter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vbar design/funksjonalitet m/fragments+toolba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ating action button meny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arbeid for å få recyclerviewadapter og fragments inn I navbar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tvikling av AddActivity – integrering av API-wrapper (hente ut info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å AddActivity til å snakke med recyclerview o.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ish av recyclerview (riktig implementasjon) mtp AddActivit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ammenlagt timeantall per pers.</text:p>
          </table:table-cell>
          <table:table-cell table:formula="of:=SUM([.B6:.B19])" office:value-type="float" office:value="17.5" calcext:value-type="float">
            <text:p>17.5</text:p>
          </table:table-cell>
          <table:table-cell table:formula="of:=SUM([.C6:.C12])" office:value-type="float" office:value="15.5" calcext:value-type="float">
            <text:p>15.5</text:p>
          </table:table-cell>
          <table:table-cell table:formula="of:=SUM([.D6:.D19])" office:value-type="float" office:value="21" calcext:value-type="float">
            <text:p>21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Timelister beta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ytte ut lister med én uniform liste m.m (se git commits)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gge til funksjonalitet som laster inn info fra lister I AddActivity (m.m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pter, fragment og layout som gjør det mulig å velge item etter søk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inger I AddActivity og NG-api for å implementere søkefunskjon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psett og testing av Firebas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lementering av FirebaseAuth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I, farge og annet divers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lementering av barcodescanne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å barcode til å fungere med AddActivity m.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e sorteringsfunksj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ing av firebase real time database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ppinglis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menlagt timeantall per pers.</text:p>
          </table:table-cell>
          <table:table-cell table:formula="of:=SUM([.B31:.B43])" office:value-type="float" office:value="13" calcext:value-type="float">
            <text:p>13</text:p>
          </table:table-cell>
          <table:table-cell table:formula="of:=SUM([.C31:.C43])" office:value-type="float" office:value="10" calcext:value-type="float">
            <text:p>10</text:p>
          </table:table-cell>
          <table:table-cell table:formula="of:=SUM([.D31:.D43])" office:value-type="float" office:value="11" calcext:value-type="float">
            <text:p>1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Timelister final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a W.P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Ola 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inger for å bruke samme fragment for både shoppinglist og kjøleska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inger til tema (styles, strings, osv) og sortering begge veier for lis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 for å få fungerende scanner på API 21</text:p>
          </table:table-cell>
          <table:table-cell table:number-columns-repeated="2"/>
          <table:table-cell office:value-type="string" calcext:value-type="string">
            <text:p>40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et bug som resulterte i at endringer til item uten å bruke search ikke ble lagret.</text:p>
          </table:table-cell>
          <table:table-cell table:number-columns-repeated="2"/>
          <table:table-cell office:value-type="string" calcext:value-type="string">
            <text:p>30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ringer for å få forskjellig layout på fridge og shoppingli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bugging og bugfix relatert til rotering og back button i AddActivity</text:p>
          </table:table-cell>
          <table:table-cell table:number-columns-repeated="2"/>
          <table:table-cell office:value-type="string" calcext:value-type="string">
            <text:p>30 m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anglete redesign av AddActivity og onLongClickListeners m.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et funksjonalitet for å legge til lokale items uten å bruke sø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ebase realtime database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å endringer på FirebaseAuth og implementering av signou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ytte håndering av nye items til firebase fra AddActivity til MainActivit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kse så endring og sletting reflekterer forrige endring, fjerning av dupes og håndering av forskjellige listenr m.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2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Linux_X86_64 LibreOffice_project/10$Build-3</meta:generator>
    <meta:creation-date>2018-10-19T15:59:58Z</meta:creation-date>
    <dc:date>2018-11-15T18:44:00.849396675</dc:date>
    <meta:editing-cycles>16</meta:editing-cycles>
    <meta:editing-duration>PT2H39M24S</meta:editing-duration>
    <meta:document-statistic meta:table-count="1" meta:cell-count="96" meta:object-count="0"/>
  </office:meta>
</office:document-meta>
</file>